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3507E0226338FE2E859.png" manifest:media-type="image/png"/>
  <manifest:file-entry manifest:full-path="Pictures/1000000100000410000003509FF50980CB7BE72D.png" manifest:media-type="image/png"/>
  <manifest:file-entry manifest:full-path="Pictures/100000010000077D00000350D8D39695B4498941.png" manifest:media-type="image/png"/>
  <manifest:file-entry manifest:full-path="Pictures/100000010000077D00000350E0C59CD378227C1A.png" manifest:media-type="image/png"/>
  <manifest:file-entry manifest:full-path="Pictures/100000010000040F00000346A2D84116BC6120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3.711cm" draw:z-index="4"><draw:image xlink:href="Pictures/100000010000040F00000346A2D84116BC6120C3.png" xlink:type="simple" xlink:show="embed" xlink:actuate="onLoad" draw:mime-type="image/png"/></draw:frame><text:tab/><text:tab/></text:p>
      <text:p text:style-name="Standard"><draw:frame draw:style-name="fr2" draw:name="Image2" text:anchor-type="char" svg:width="17cm" svg:height="13.861cm" draw:z-index="0"><draw:image xlink:href="Pictures/1000000100000410000003509FF50980CB7BE72D.png" xlink:type="simple" xlink:show="embed" xlink:actuate="onLoad" draw:mime-type="image/png"/></draw:frame><text:soft-page-break/><text:tab/><text:tab/></text:p>
      <text:p text:style-name="Standard"><draw:frame draw:style-name="fr2" draw:name="Image3" text:anchor-type="char" svg:width="17cm" svg:height="13.861cm" draw:z-index="1"><draw:image xlink:href="Pictures/1000000100000410000003507E0226338FE2E859.png" xlink:type="simple" xlink:show="embed" xlink:actuate="onLoad" draw:mime-type="image/png"/></draw:frame><text:soft-page-break/><text:tab/></text:p>
      <text:p text:style-name="Standard"><draw:frame draw:style-name="fr2" draw:name="Image4" text:anchor-type="char" svg:width="17cm" svg:height="11.504cm" draw:z-index="2"><draw:image xlink:href="Pictures/100000010000077D00000350E0C59CD378227C1A.png" xlink:type="simple" xlink:show="embed" xlink:actuate="onLoad" draw:mime-type="image/png"/></draw:frame><text:soft-page-break/><text:tab/></text:p>
      <text:p text:style-name="Standard"><draw:frame draw:style-name="fr1" draw:name="Image5" text:anchor-type="char" svg:width="17cm" svg:height="7.519cm" draw:z-index="3"><draw:image xlink:href="Pictures/100000010000077D00000350D8D39695B44989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2:18:39.706900897</meta:creation-date>
    <dc:date>2024-06-08T22:24:41.089508111</dc:date>
    <meta:editing-duration>PT6M2S</meta:editing-duration>
    <meta:editing-cycles>1</meta:editing-cycles>
    <meta:document-statistic meta:table-count="0" meta:image-count="5" meta:object-count="0" meta:page-count="4" meta:paragraph-count="4" meta:word-count="0" meta:character-count="6" meta:non-whitespace-character-count="0"/>
    <meta:generator>LibreOffice/7.3.7.2$Linux_X86_64 LibreOffice_project/30$Build-2</meta:generator>
  </office:meta>
</office:document-meta>
</file>